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Bitstream Charter" svg:font-family="'Bitstream Charter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fo:font-style="normal" style:font-style-asian="normal" style:font-style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Heading_20_2">
      <style:paragraph-properties fo:margin-top="0cm" fo:margin-bottom="0.21cm" fo:break-before="column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.3cm" fo:margin-right="0.3cm" fo:margin-top="0.499cm" fo:margin-bottom="0.4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Heading_20_1" style:list-style-name="">
      <style:paragraph-properties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10" style:family="paragraph" style:parent-style-name="Heading_20_1">
      <style:paragraph-properties fo:break-before="colum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epto de la marca</text:h>
      <text:p text:style-name="P8">“Experiencias libres con soluciones auténticas”</text:p>
      <text:p text:style-name="Text_20_body">Esta frase es la esencia de la marca. Es el significado de GTB, lo que hace que no sea ninguna otra cosa.</text:p>
      <text:p text:style-name="Text_20_body">Es el concepto detrás del discurso que va a representar a la empresa para identificarla y diferenciarla del resto (<text:span text:style-name="T2">marcarla</text:span>).</text:p>
      <text:p text:style-name="Text_20_body">Se tiene que aplicar a toda la organización en cuanto comunique. Desde las gráficas hasta el desarrollo de producto, es coherente con la visión de la empresa.</text:p>
      <text:h text:style-name="Heading_20_2" text:outline-level="2">Solución auténtica:</text:h>
      <text:p text:style-name="P2">Producto + experiencia.</text:p>
      <text:p text:style-name="Text_20_body">El producto nace siempre de una experiencia real y los miembros de la organización lo testean personalmente.</text:p>
      <text:p text:style-name="P2">Es una solución auténtica:</text:p>
      <text:list xml:id="list16296465171" text:style-name="L1">
        <text:list-item>
          <text:p text:style-name="P4">Por que proviene de la experiencia real.</text:p>
        </text:list-item>
        <text:list-item>
          <text:p text:style-name="P4">Por que es comunicada con honestidad.</text:p>
        </text:list-item>
        <text:list-item>
          <text:p text:style-name="P4">Por que representa los ideales de la organización.</text:p>
        </text:list-item>
      </text:list>
      <text:h text:style-name="Heading_20_2" text:outline-level="2">Experiencia Libre</text:h>
      <text:list xml:id="list1861854363" text:style-name="L2">
        <text:list-item>
          <text:p text:style-name="P5">Experiencia de viaje que no limita.</text:p>
        </text:list-item>
        <text:list-item>
          <text:p text:style-name="P5">Viajar es una experiencia de libertad.</text:p>
        </text:list-item>
        <text:list-item>
          <text:p text:style-name="P5">Libertad para planear / poder diseñar el viaje (hay expectativas de mayor libertad en un futuro cercano, gracias a mejoras en el sistema de planeamiento).</text:p>
        </text:list-item>
      </text:list>
      <text:p text:style-name="Text_20_body">GTB es solo planeamiento y soporte, el viaje es del usuario y lo ejecuta por cuenta propia. Este punto tiene que estar siempre claro para generar un trato honesto (los viajeros independientes lo saben, pero el publico general no).</text:p>
      <text:h text:style-name="Heading_20_2" text:outline-level="2">Comunicación Joven</text:h>
      <text:p text:style-name="P2">Joven es Enérgico, Sociable, Divertido. No es Inexperto.</text:p>
      <text:p text:style-name="Text_20_body">Joven como atributo, tiene que conformar parte del discurso organizacional.</text:p>
      <text:p text:style-name="Text_20_body">Tiene que estar siempre connotado en el lenguaje de GTB hacia sus usuarios. Pero sin exagerar.</text:p>
      <text:list xml:id="list1760334725" text:style-name="L3">
        <text:list-item>
          <text:p text:style-name="P6">La experiencia que ofrece GTB es joven.</text:p>
        </text:list-item>
        <text:list-item>
          <text:p text:style-name="P6">Las personas que conforman GTB son jóvenes.</text:p>
        </text:list-item>
        <text:list-item>
          <text:p text:style-name="P6">El publico es joven, sin importar la edad quiere una experiencia de juventud.</text:p>
        </text:list-item>
      </text:list>
      <text:h text:style-name="P9" text:outline-level="1"/>
      <text:h text:style-name="Heading_20_1" text:outline-level="1">Los atributos Auténtico, Libre y Joven</text:h>
      <text:p text:style-name="Text_20_body"><text:line-break/>Son el eje del discurso de identidad de la empresa. Todas las comunicaciones de GTB se impregnan de este discurso de una forma u otra. Tal cual la personalidad en una persona.</text:p>
      <text:p text:style-name="Text_20_body">Estos atributos, junto con el concepto de la marca (<text:span text:style-name="T2">“Experiencias libres con soluciones auténticas”</text:span>) son parte de la <text:span text:style-name="T1">promesa</text:span> que tiene que mantener GTB con sus usuarios.</text:p>
      <text:h text:style-name="P10" text:outline-level="1"><text:soft-page-break/>Otros atributos</text:h>
      <text:p text:style-name="Text_20_body">Otros atributos que tienen que formar parte del lenguaje de GTB y hacen a la experiencia del usuario con la marca.</text:p>
      <text:h text:style-name="Heading_20_2" text:outline-level="2">La información es...</text:h>
      <text:p text:style-name="Text_20_body">útil - valiosa - auténtica - creíble - honesta - confiable - relevante - joven - apasionada - experimentada - generosa</text:p>
      <text:p text:style-name="Text_20_body">Estos atributos se pueden aplicar en información de viaje en el sitio, publicaciones informativas en redes sociales, las instrucciones del viaje (hop instructions), etc.</text:p>
      <text:h text:style-name="Heading_20_2" text:outline-level="2">La experiencia es...</text:h>
      <text:p text:style-name="Text_20_body">libre - auténtica - segura - enérgica - joven</text:p>
      <text:p text:style-name="Text_20_body">Por auténtica se puede entender que no es artificial que tiene contacto directo con el mundo, con la cultura y la naturaleza.</text:p>
      <text:p text:style-name="Text_20_body">Estos atributos se pueden aplicar en el diseño de producto, en folletos, en las comunicaciones mas emotivas y menos racionales, etc.</text:p>
      <text:h text:style-name="P3" text:outline-level="2">La solución es...</text:h>
      <text:p text:style-name="Text_20_body">fácil - valiosa - eficiente - inteligente - confiable - competente - barata - innovada</text:p>
      <text:p text:style-name="Text_20_body">Se aplican en las interfaces de ventas (sitio web, plataformas de pago), en el proceso de compra, en la comunicación directa (contactos por email y Skype), etc.</text:p>
      <text:h text:style-name="Heading_20_2" text:outline-level="2">La comunicación es...</text:h>
      <text:p text:style-name="P1">joven - creíble - enérgico - honesto - divertido - confiable - pertinente - generoso - sociable - apasionado - competente - orgulloso - auténtico.</text:p>
      <text:p text:style-name="P1">Son atributos generales que hacen a la personalidad de GTB para con los usu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Bitstream Charter" svg:font-family="'Bitstream Charter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Charter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keep-together="always" fo:hyphenation-ladder-count="no-limit" style:page-number="auto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top="0.499cm" fo:margin-bottom="0.21cm" fo:padding="0cm" fo:border="none" style:shadow="none"/>
      <style:text-properties style:font-name="Bitstream Vera Sans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ackground-color="transparent" style:shadow="none">
        <style:tab-stops>
          <style:tab-stop style:position="12.85cm" style:type="center"/>
          <style:tab-stop style:position="25.7cm" style:type="right"/>
        </style:tab-stops>
        <style:background-image/>
      </style:paragraph-properties>
      <style:text-properties style:font-name="Bitstream Vera Sans1" fo:font-size="16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="100%" fo:margin-left="0.46cm" fo:margin-right="0cm" fo:margin-top="0.319cm" fo:margin-bottom="0.109cm" fo:text-indent="-0.46cm" style:auto-text-indent="false" style:page-number="auto" fo:background-color="transparent" fo:padding="0.15cm" fo:border-left="0.54pt solid #333333" fo:border-right="none" fo:border-top="none" fo:border-bottom="none" style:shadow="none">
        <style:tab-stops/>
        <style:background-image/>
      </style:paragraph-properties>
      <style:text-properties style:font-name="Bitstream Vera Sans1" fo:font-size="11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fo:background-color="transparent" style:writing-mode="lr-tb" style:footnote-max-height="0cm">
        <style:background-image/>
        <style:columns fo:column-count="3" fo:column-gap="0.699cm">
          <style:column style:rel-width="21845*" fo:start-indent="0cm" fo:end-indent="0.349cm"/>
          <style:column style:rel-width="21845*" fo:start-indent="0.349cm" fo:end-indent="0.349cm"/>
          <style:column style:rel-width="21845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3" fo:column-gap="0.699cm">
          <style:column style:rel-width="21845*" fo:start-indent="0cm" fo:end-indent="0.349cm"/>
          <style:column style:rel-width="21845*" fo:start-indent="0.349cm" fo:end-indent="0.349cm"/>
          <style:column style:rel-width="21845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9T18:09:42</meta:creation-date>
    <dc:date>2013-09-09T11:59:54</dc:date>
    <meta:editing-duration>P1DT4H20M32S</meta:editing-duration>
    <meta:editing-cycles>49</meta:editing-cycles>
    <meta:generator>LibreOffice/3.5$Linux_PowerPC LibreOffice_project/350m1$Build-2</meta:generator>
    <meta:printed-by>Cristian Levrero</meta:printed-by>
    <meta:print-date>2013-09-05T13:34:47</meta:print-date>
    <meta:document-statistic meta:table-count="0" meta:image-count="0" meta:object-count="0" meta:page-count="2" meta:paragraph-count="42" meta:word-count="553" meta:character-count="3295" meta:non-whitespace-character-count="2792"/>
  </office:meta>
</office:document-meta>
</file>